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pload.getValidation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load.validate( FormContext form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Upload.Upload( UploadDefinition upload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pload.generateLabel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load.readFromRequest( FormContext form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Upload.setValidationError( ValidationError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load.setValu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load.getUpload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load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load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load.generateSaxFragment( ContentHandler contentHandler , Locale loca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